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6889in" table:align="left" style:may-break-between-rows="false"/>
    </style:style>
    <style:style style:name="Table1.A" style:family="table-column">
      <style:table-column-properties style:column-width="1.1542in"/>
    </style:style>
    <style:style style:name="Table1.B" style:family="table-column">
      <style:table-column-properties style:column-width="1.2215in"/>
    </style:style>
    <style:style style:name="Table1.C" style:family="table-column">
      <style:table-column-properties style:column-width="1.3132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style>
    <style:style style:name="Table3.A" style:family="table-column">
      <style:table-column-properties style:column-width="0.9896in" style:rel-column-width="9362*"/>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font-size="18pt" style:font-size-asian="18pt" style:font-size-complex="18pt"/>
    </style:style>
    <style:style style:name="P2" style:family="paragraph" style:parent-style-name="Standard">
      <style:text-properties officeooo:rsid="001b4e4b" officeooo:paragraph-rsid="001b4e4b"/>
    </style:style>
    <style:style style:name="P3" style:family="paragraph" style:parent-style-name="Text_20_body">
      <style:text-properties officeooo:rsid="0028e37b" officeooo:paragraph-rsid="00401191"/>
    </style:style>
    <style:style style:name="P4" style:family="paragraph" style:parent-style-name="Text_20_body">
      <style:text-properties officeooo:rsid="0028e37b" officeooo:paragraph-rsid="0041fd53"/>
    </style:style>
    <style:style style:name="P5" style:family="paragraph" style:parent-style-name="Text_20_body">
      <style:text-properties officeooo:rsid="0034af84" officeooo:paragraph-rsid="00361861"/>
    </style:style>
    <style:style style:name="P6" style:family="paragraph" style:parent-style-name="Text_20_body">
      <style:text-properties officeooo:rsid="0034af84" officeooo:paragraph-rsid="0036efcc"/>
    </style:style>
    <style:style style:name="P7" style:family="paragraph" style:parent-style-name="Text_20_body">
      <style:text-properties officeooo:rsid="0036efcc" officeooo:paragraph-rsid="0036efcc"/>
    </style:style>
    <style:style style:name="P8" style:family="paragraph" style:parent-style-name="Text_20_body">
      <style:text-properties officeooo:rsid="0037ab0d" officeooo:paragraph-rsid="0041fd53"/>
    </style:style>
    <style:style style:name="P9" style:family="paragraph" style:parent-style-name="Text_20_body">
      <style:text-properties officeooo:rsid="00401191" officeooo:paragraph-rsid="00401191"/>
    </style:style>
    <style:style style:name="P10" style:family="paragraph" style:parent-style-name="Text_20_body">
      <style:text-properties officeooo:rsid="0041fd53" officeooo:paragraph-rsid="0041fd53"/>
    </style:style>
    <style:style style:name="P11" style:family="paragraph" style:parent-style-name="Standard">
      <style:text-properties officeooo:rsid="001b96b6" officeooo:paragraph-rsid="003127fa"/>
    </style:style>
    <style:style style:name="P12" style:family="paragraph" style:parent-style-name="Standard">
      <style:text-properties officeooo:rsid="001b96b6" officeooo:paragraph-rsid="003c401c"/>
    </style:style>
    <style:style style:name="P13" style:family="paragraph" style:parent-style-name="Standard">
      <style:text-properties officeooo:rsid="001b4e4b" officeooo:paragraph-rsid="003ddaca"/>
    </style:style>
    <style:style style:name="P14" style:family="paragraph" style:parent-style-name="Standard">
      <style:text-properties officeooo:rsid="001b4e4b" officeooo:paragraph-rsid="003eec05"/>
    </style:style>
    <style:style style:name="P15" style:family="paragraph" style:parent-style-name="Standard">
      <style:text-properties officeooo:rsid="001b4e4b" officeooo:paragraph-rsid="0049c619"/>
    </style:style>
    <style:style style:name="P16" style:family="paragraph" style:parent-style-name="Standard">
      <style:text-properties officeooo:rsid="001d21fc" officeooo:paragraph-rsid="002c03c6"/>
    </style:style>
    <style:style style:name="P17" style:family="paragraph" style:parent-style-name="Standard">
      <style:text-properties officeooo:rsid="001d21fc" officeooo:paragraph-rsid="00276d4d"/>
    </style:style>
    <style:style style:name="P18" style:family="paragraph" style:parent-style-name="Standard">
      <style:text-properties officeooo:rsid="001d21fc" officeooo:paragraph-rsid="0037ab0d"/>
    </style:style>
    <style:style style:name="P19" style:family="paragraph" style:parent-style-name="Standard">
      <style:text-properties officeooo:rsid="001d21fc" officeooo:paragraph-rsid="0037ce8d"/>
    </style:style>
    <style:style style:name="P20" style:family="paragraph" style:parent-style-name="Standard">
      <style:text-properties officeooo:rsid="001d21fc" officeooo:paragraph-rsid="003d318b"/>
    </style:style>
    <style:style style:name="P21" style:family="paragraph" style:parent-style-name="Standard">
      <style:text-properties officeooo:rsid="00291160" officeooo:paragraph-rsid="00336ce4"/>
    </style:style>
    <style:style style:name="P22" style:family="paragraph" style:parent-style-name="Standard">
      <style:text-properties officeooo:rsid="00291160" officeooo:paragraph-rsid="00346642"/>
    </style:style>
    <style:style style:name="P23" style:family="paragraph" style:parent-style-name="Standard">
      <style:text-properties officeooo:rsid="00291160" officeooo:paragraph-rsid="0037ce8d"/>
    </style:style>
    <style:style style:name="P24" style:family="paragraph" style:parent-style-name="Standard">
      <style:text-properties officeooo:rsid="00291160" officeooo:paragraph-rsid="003fe652"/>
    </style:style>
    <style:style style:name="P25" style:family="paragraph" style:parent-style-name="Standard">
      <style:text-properties officeooo:rsid="001f0740" officeooo:paragraph-rsid="003127fa"/>
    </style:style>
    <style:style style:name="P26" style:family="paragraph" style:parent-style-name="Standard">
      <style:text-properties officeooo:rsid="001f0740" officeooo:paragraph-rsid="0037ce8d"/>
    </style:style>
    <style:style style:name="P27" style:family="paragraph" style:parent-style-name="Standard">
      <style:text-properties officeooo:rsid="001f0740" officeooo:paragraph-rsid="003b0340"/>
    </style:style>
    <style:style style:name="P28" style:family="paragraph" style:parent-style-name="Standard">
      <style:text-properties officeooo:rsid="001f0740" officeooo:paragraph-rsid="004ad067"/>
    </style:style>
    <style:style style:name="P29" style:family="paragraph" style:parent-style-name="Standard">
      <style:text-properties officeooo:rsid="003351e5" officeooo:paragraph-rsid="003d318b"/>
    </style:style>
    <style:style style:name="P30" style:family="paragraph" style:parent-style-name="Standard">
      <style:text-properties officeooo:rsid="003351e5" officeooo:paragraph-rsid="003f5289"/>
    </style:style>
    <style:style style:name="P31" style:family="paragraph" style:parent-style-name="Standard">
      <style:text-properties officeooo:rsid="0034e3f1" officeooo:paragraph-rsid="0037ce8d"/>
    </style:style>
    <style:style style:name="P32" style:family="paragraph" style:parent-style-name="Standard">
      <style:text-properties officeooo:rsid="0034e3f1" officeooo:paragraph-rsid="003f5289"/>
    </style:style>
    <style:style style:name="P33" style:family="paragraph" style:parent-style-name="Standard">
      <style:text-properties officeooo:rsid="003d318b" officeooo:paragraph-rsid="003d318b"/>
    </style:style>
    <style:style style:name="P34" style:family="paragraph" style:parent-style-name="Standard">
      <style:text-properties officeooo:rsid="003fe652" officeooo:paragraph-rsid="003fe652"/>
    </style:style>
    <style:style style:name="P35" style:family="paragraph" style:parent-style-name="Standard">
      <style:text-properties officeooo:rsid="0041fd53" officeooo:paragraph-rsid="0044771b"/>
    </style:style>
    <style:style style:name="P36" style:family="paragraph" style:parent-style-name="Standard">
      <style:text-properties officeooo:rsid="0037ab0d" officeooo:paragraph-rsid="004664d7"/>
    </style:style>
    <style:style style:name="P37" style:family="paragraph" style:parent-style-name="Standard">
      <style:text-properties officeooo:rsid="004664d7" officeooo:paragraph-rsid="004664d7"/>
    </style:style>
    <style:style style:name="P38" style:family="paragraph" style:parent-style-name="Heading_20_1">
      <style:text-properties officeooo:rsid="0028e37b" officeooo:paragraph-rsid="0028e37b"/>
    </style:style>
    <style:style style:name="P39" style:family="paragraph" style:parent-style-name="Heading_20_1">
      <style:text-properties officeooo:paragraph-rsid="0032f0f3"/>
    </style:style>
    <style:style style:name="P40" style:family="paragraph" style:parent-style-name="Table_20_Contents">
      <style:paragraph-properties fo:text-align="center" style:justify-single-word="false"/>
      <style:text-properties officeooo:rsid="0042ed5d" officeooo:paragraph-rsid="0042ed5d"/>
    </style:style>
    <style:style style:name="P41" style:family="paragraph" style:parent-style-name="Table_20_Contents">
      <style:paragraph-properties fo:text-align="center" style:justify-single-word="false"/>
      <style:text-properties officeooo:rsid="0042ed5d" officeooo:paragraph-rsid="0044771b"/>
    </style:style>
    <style:style style:name="P42" style:family="paragraph" style:parent-style-name="Table_20_Contents">
      <style:paragraph-properties fo:text-align="end" style:justify-single-word="false"/>
      <style:text-properties officeooo:rsid="0042ed5d" officeooo:paragraph-rsid="0044771b"/>
    </style:style>
    <style:style style:name="P43" style:family="paragraph" style:parent-style-name="Table_20_Contents">
      <style:text-properties officeooo:rsid="0042ed5d" officeooo:paragraph-rsid="0044771b"/>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fo:font-style="italic" officeooo:rsid="0042ed5d" officeooo:paragraph-rsid="0042ed5d" style:font-style-asian="italic" style:font-style-complex="italic"/>
    </style:style>
    <style:style style:name="P46" style:family="paragraph" style:parent-style-name="Table_20_Contents">
      <style:paragraph-properties fo:text-align="center" style:justify-single-word="false"/>
      <style:text-properties fo:font-style="italic" officeooo:rsid="0042ed5d" officeooo:paragraph-rsid="0044771b" style:font-style-asian="italic" style:font-style-complex="italic"/>
    </style:style>
    <style:style style:name="P47" style:family="paragraph" style:parent-style-name="Table_20_Contents">
      <style:paragraph-properties fo:text-align="center" style:justify-single-word="false"/>
      <style:text-properties fo:font-style="italic" officeooo:rsid="0044771b" officeooo:paragraph-rsid="0044771b" style:font-style-asian="italic" style:font-style-complex="italic"/>
    </style:style>
    <style:style style:name="P48" style:family="paragraph" style:parent-style-name="Table_20_Contents">
      <style:paragraph-properties fo:text-align="center" style:justify-single-word="false"/>
      <style:text-properties fo:font-style="italic" fo:font-weight="bold" officeooo:rsid="0044771b" officeooo:paragraph-rsid="0044771b" style:font-style-asian="italic" style:font-weight-asian="bold" style:font-style-complex="italic" style:font-weight-complex="bold"/>
    </style:style>
    <style:style style:name="P49" style:family="paragraph" style:parent-style-name="Table_20_Contents">
      <style:paragraph-properties fo:text-align="center" style:justify-single-word="false"/>
      <style:text-properties officeooo:rsid="0044771b" officeooo:paragraph-rsid="0044771b"/>
    </style:style>
    <style:style style:name="P50" style:family="paragraph" style:parent-style-name="Table_20_Contents">
      <style:paragraph-properties fo:text-align="center" style:justify-single-word="false"/>
      <style:text-properties officeooo:rsid="004c1369" officeooo:paragraph-rsid="004c1369"/>
    </style:style>
    <style:style style:name="P51" style:family="paragraph" style:parent-style-name="Table_20_Heading">
      <style:text-properties officeooo:rsid="0042ed5d" officeooo:paragraph-rsid="0042ed5d"/>
    </style:style>
    <style:style style:name="P52" style:family="paragraph" style:parent-style-name="Table_20_Heading">
      <style:paragraph-properties fo:text-align="center" style:justify-single-word="false"/>
      <style:text-properties officeooo:rsid="0042ed5d" officeooo:paragraph-rsid="0042ed5d"/>
    </style:style>
    <style:style style:name="P53" style:family="paragraph" style:parent-style-name="Table_20_Heading">
      <style:paragraph-properties fo:text-align="center" style:justify-single-word="false"/>
      <style:text-properties officeooo:rsid="0042ed5d" officeooo:paragraph-rsid="0044771b"/>
    </style:style>
    <style:style style:name="P54" style:family="paragraph" style:parent-style-name="Table_20_Heading">
      <style:text-properties officeooo:rsid="0042ed5d" officeooo:paragraph-rsid="0044771b"/>
    </style:style>
    <style:style style:name="P55" style:family="paragraph" style:parent-style-name="Heading_20_2">
      <style:text-properties officeooo:paragraph-rsid="0034e3f1"/>
    </style:style>
    <style:style style:name="T1" style:family="text">
      <style:text-properties officeooo:rsid="001b4e4b"/>
    </style:style>
    <style:style style:name="T2" style:family="text">
      <style:text-properties officeooo:rsid="001b96b6"/>
    </style:style>
    <style:style style:name="T3" style:family="text">
      <style:text-properties officeooo:rsid="001f074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30878" style:font-style-asian="italic" style:font-weight-asian="bold" style:font-style-complex="italic" style:font-weight-complex="bold"/>
    </style:style>
    <style:style style:name="T6" style:family="text">
      <style:text-properties fo:font-style="italic" fo:font-weight="bold" officeooo:rsid="002c03c6" style:font-style-asian="italic" style:font-weight-asian="bold" style:font-style-complex="italic" style:font-weight-complex="bold"/>
    </style:style>
    <style:style style:name="T7" style:family="text">
      <style:text-properties fo:font-style="italic" fo:font-weight="bold" officeooo:rsid="003351e5" style:font-style-asian="italic" style:font-weight-asian="bold" style:font-style-complex="italic" style:font-weight-complex="bold"/>
    </style:style>
    <style:style style:name="T8" style:family="text">
      <style:text-properties fo:font-style="italic" fo:font-weight="bold" officeooo:rsid="001d21fc" style:font-style-asian="italic" style:font-weight-asian="bold" style:font-style-complex="italic" style:font-weight-complex="bold"/>
    </style:style>
    <style:style style:name="T9" style:family="text">
      <style:text-properties fo:font-style="italic" fo:font-weight="bold" officeooo:rsid="00336ce4" style:font-style-asian="italic" style:font-weight-asian="bold" style:font-style-complex="italic" style:font-weight-complex="bold"/>
    </style:style>
    <style:style style:name="T10" style:family="text">
      <style:text-properties fo:font-style="italic" fo:font-weight="bold" officeooo:rsid="00346642" style:font-style-asian="italic" style:font-weight-asian="bold" style:font-style-complex="italic" style:font-weight-complex="bold"/>
    </style:style>
    <style:style style:name="T11" style:family="text">
      <style:text-properties fo:font-style="italic" fo:font-weight="bold" officeooo:rsid="0037ab0d" style:font-style-asian="italic" style:font-weight-asian="bold" style:font-style-complex="italic" style:font-weight-complex="bold"/>
    </style:style>
    <style:style style:name="T12" style:family="text">
      <style:text-properties fo:font-style="italic" fo:font-weight="bold" officeooo:rsid="003d318b" style:font-style-asian="italic" style:font-weight-asian="bold" style:font-style-complex="italic" style:font-weight-complex="bold"/>
    </style:style>
    <style:style style:name="T13" style:family="text">
      <style:text-properties fo:font-style="italic" officeooo:rsid="003ddaca" style:font-style-asian="italic" style:font-style-complex="italic"/>
    </style:style>
    <style:style style:name="T14" style:family="text">
      <style:text-properties fo:font-style="italic" officeooo:rsid="003127fa" style:font-style-asian="italic" style:font-style-complex="italic"/>
    </style:style>
    <style:style style:name="T15" style:family="text">
      <style:text-properties officeooo:rsid="00209794"/>
    </style:style>
    <style:style style:name="T16" style:family="text">
      <style:text-properties officeooo:rsid="00230878"/>
    </style:style>
    <style:style style:name="T17" style:family="text">
      <style:text-properties officeooo:rsid="00237ab1"/>
    </style:style>
    <style:style style:name="T18" style:family="text">
      <style:text-properties officeooo:rsid="00273238"/>
    </style:style>
    <style:style style:name="T19" style:family="text">
      <style:text-properties officeooo:rsid="00276d4d"/>
    </style:style>
    <style:style style:name="T20" style:family="text">
      <style:text-properties officeooo:rsid="00291160"/>
    </style:style>
    <style:style style:name="T21" style:family="text">
      <style:text-properties officeooo:rsid="00299a11"/>
    </style:style>
    <style:style style:name="T22" style:family="text">
      <style:text-properties officeooo:rsid="002af6e9"/>
    </style:style>
    <style:style style:name="T23" style:family="text">
      <style:text-properties officeooo:rsid="002af718"/>
    </style:style>
    <style:style style:name="T24" style:family="text">
      <style:text-properties officeooo:rsid="002c03c6"/>
    </style:style>
    <style:style style:name="T25" style:family="text">
      <style:text-properties officeooo:rsid="002cc407"/>
    </style:style>
    <style:style style:name="T26" style:family="text">
      <style:text-properties fo:font-weight="bold" style:font-weight-asian="bold" style:font-weight-complex="bold"/>
    </style:style>
    <style:style style:name="T27" style:family="text">
      <style:text-properties fo:font-weight="bold" officeooo:rsid="0044771b" style:font-weight-asian="bold" style:font-weight-complex="bold"/>
    </style:style>
    <style:style style:name="T28" style:family="text">
      <style:text-properties officeooo:rsid="002eb3c4"/>
    </style:style>
    <style:style style:name="T29" style:family="text">
      <style:text-properties officeooo:rsid="002f0819"/>
    </style:style>
    <style:style style:name="T30" style:family="text">
      <style:text-properties officeooo:rsid="002f6279"/>
    </style:style>
    <style:style style:name="T31" style:family="text">
      <style:text-properties officeooo:rsid="003127fa"/>
    </style:style>
    <style:style style:name="T32" style:family="text">
      <style:text-properties officeooo:rsid="0032f0f3"/>
    </style:style>
    <style:style style:name="T33" style:family="text">
      <style:text-properties officeooo:rsid="00346642"/>
    </style:style>
    <style:style style:name="T34" style:family="text">
      <style:text-properties officeooo:rsid="0034af84"/>
    </style:style>
    <style:style style:name="T35" style:family="text">
      <style:text-properties officeooo:rsid="0034e3f1"/>
    </style:style>
    <style:style style:name="T36" style:family="text">
      <style:text-properties officeooo:rsid="00361861"/>
    </style:style>
    <style:style style:name="T37" style:family="text">
      <style:text-properties officeooo:rsid="0036efcc"/>
    </style:style>
    <style:style style:name="T38" style:family="text">
      <style:text-properties officeooo:rsid="0037ab0d"/>
    </style:style>
    <style:style style:name="T39" style:family="text">
      <style:text-properties officeooo:rsid="0037ce8d"/>
    </style:style>
    <style:style style:name="T40" style:family="text">
      <style:text-properties officeooo:rsid="003aa21a"/>
    </style:style>
    <style:style style:name="T41" style:family="text">
      <style:text-properties officeooo:rsid="003b0340"/>
    </style:style>
    <style:style style:name="T42" style:family="text">
      <style:text-properties officeooo:rsid="003c401c"/>
    </style:style>
    <style:style style:name="T43" style:family="text">
      <style:text-properties officeooo:rsid="003d318b"/>
    </style:style>
    <style:style style:name="T44" style:family="text">
      <style:text-properties officeooo:rsid="003ddaca"/>
    </style:style>
    <style:style style:name="T45" style:family="text">
      <style:text-properties officeooo:rsid="003eec05"/>
    </style:style>
    <style:style style:name="T46" style:family="text">
      <style:text-properties officeooo:rsid="003f5289"/>
    </style:style>
    <style:style style:name="T47" style:family="text">
      <style:text-properties officeooo:rsid="003fe652"/>
    </style:style>
    <style:style style:name="T48" style:family="text">
      <style:text-properties officeooo:rsid="00401191"/>
    </style:style>
    <style:style style:name="T49" style:family="text">
      <style:text-properties officeooo:rsid="0041fd53"/>
    </style:style>
    <style:style style:name="T50" style:family="text">
      <style:text-properties officeooo:rsid="0044771b"/>
    </style:style>
    <style:style style:name="T51" style:family="text">
      <style:text-properties officeooo:rsid="004664d7"/>
    </style:style>
    <style:style style:name="T52" style:family="text">
      <style:text-properties officeooo:rsid="0047c57f"/>
    </style:style>
    <style:style style:name="T53" style:family="text">
      <style:text-properties officeooo:rsid="0049c619"/>
    </style:style>
    <style:style style:name="T54" style:family="text">
      <style:text-properties officeooo:rsid="004ad0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ique<text:span text:style-name="T1">:</text:span> <text:span text:style-name="T1">S</text:span>tructure<text:span text:style-name="T1"> and significance</text:span></text:p>
      <text:p text:style-name="P2"/>
      <text:p text:style-name="P13">A Clique is a structure <text:span text:style-name="T2">that arises when resonance chains (</text:span>Rez chain<text:span text:style-name="T2">s)</text:span> <text:span text:style-name="T23">become intertwined, overlapping in the stream of discourse. Narrowly construed, a </text:span>Clique <text:span text:style-name="T22">is a set of </text:span>Rez chain<text:span text:style-name="T2">s which have </text:span>overlap<text:span text:style-name="T17">ping membership, as defined by the lines that contain the rezonating words.</text:span> <text:span text:style-name="T22">This kind of connection arises </text:span>whenever <text:span text:style-name="T44">a resonating word in one </text:span>Rez chain <text:span text:style-name="T44">is part of </text:span>a <text:span text:style-name="T30">unit or </text:span>line <text:span text:style-name="T22">which contains another word that is present in a different </text:span>Rez chain.<text:span text:style-name="T44"> Membership in a Clique is transitive, so cliques can become quite large. A Clique is itself a chain, so it can be considered a chain of chains.</text:span></text:p>
      <text:p text:style-name="P15"><text:span text:style-name="T44"><text:tab/>The shared line is what intertwines multiple Rez chains. Although a Rez chain directly links only words to words (or phrases), the indirect consequence of such links is that each resonating word brings along with it the rest of its line (e.g. its intonation unit or clause). The direct and indirect forms of linkage combine to create the Clique. In effect, Cliques are formed by the interaction of strong bonds and weak bonds between words. The strong bonds are created by the rules of linear syntax, between the words in a given sequence (word order) </text:span><text:span text:style-name="T13">within</text:span><text:span text:style-name="T44"> the clause. The weak bonds are created by the resonance relations of dialogic syntax, that go </text:span><text:span text:style-name="T13">across </text:span><text:span text:style-name="T44">lines. </text:span>When a Clique is formed, the fate<text:span text:style-name="T53">s</text:span> of <text:span text:style-name="T22">its </text:span>Rez chains become <text:span text:style-name="T23">intertwined</text:span>. <text:span text:style-name="T22">In particular, the </text:span>alignment of <text:span text:style-name="T44">any </text:span>Rez chain <text:span text:style-name="T23">may be </text:span>affect<text:span text:style-name="T23">ed</text:span> <text:span text:style-name="T23">by </text:span>the alignment of <text:span text:style-name="T44">the </text:span>other <text:span text:style-name="T30">Rez </text:span>chain<text:span text:style-name="T44">s</text:span> in the same Clique<text:span text:style-name="T53">, and vice versa</text:span>.</text:p>
      <text:p text:style-name="P14"><text:tab/><text:span text:style-name="T2">The </text:span>Clique <text:span text:style-name="T2">is closely related to the d</text:span>iagraph<text:span text:style-name="T15"> (Du Bois 2014), enough so that it can </text:span>be considered <text:span text:style-name="T2">a </text:span>precursor <text:span text:style-name="T2">or even a prototype of the diagraph. </text:span>Cliques <text:span text:style-name="T23">change with each new increment of perceived resonance, which may be affected in turn by other resonances in the immediate context. The influence between intertwined Rez chains goes both ways, so that Cliques become dynamic structures.</text:span></text:p>
      <text:p text:style-name="P14"><text:span text:style-name="T23">The mutual feedback relations give them </text:span>interesting properties<text:span text:style-name="T30"> both in terms of their structural and their functional consequences. The dynamic character of the Clique can create challenges for solving the alignment equation, so they </text:span>should be monitored carefully<text:span text:style-name="T45"> and analyzed accordingly</text:span>. </text:p>
      <text:h text:style-name="P39" text:outline-level="1"><text:span text:style-name="T39">Energy and alignment</text:span></text:h>
      <text:p text:style-name="P28"><text:span text:style-name="T39">Once a Clique arises, it dramatically changes the equation for the alignment of resonance. It does so by linking the fate of resonating elements in multiple Rez chains. To be sure, a key goal of resonance analysis is to identify the most efficient configuration of the resonating elements that make up a </text:span>Rez chain<text:span text:style-name="T39">. By the conventions of Rezonator, the representation of the most efficient resonance configuration entails that a chain of resonating words should be aligned vertically, with each word </text:span>fall<text:span text:style-name="T41">ing</text:span> within a single column.<text:span text:style-name="T39"> This is the simplest, "crystalline" structure. But for some Clique configurations, this straightforward solution can be difficult or impossible to achieve. What is called for is some form of adjustment that departs from the simplest structure. </text:span></text:p>
      <text:p text:style-name="P27"><text:span text:style-name="T31"><text:tab/>Theoretically, a key point of interest is how to calculate the information, entropy, or energy of a Clique, drawing on insights from information theory (cf. the thermodynamics of protein folding). Cliques involve two kinds of bonds. The first is strong bonds, based on the rules and structures of linear syntax. These strong bonds largely determine the order of words within a syntactic unit (at least in languages like English). They are represented in the structures of dependency syntax or phrase structure syntax. (Even when these structures are not depicted explicitly, their powerful effects can be seen in the linear ordering of words within units.) The second kind of bond is the weak bond. <text:s/>According to the theory of dialogic syntax, weak bonds are created by resonance relations between elements, and typically arise </text:span><text:span text:style-name="T14">between </text:span><text:span text:style-name="T31">two parallel structures. <text:s/></text:span></text:p>
      <text:p text:style-name="P27"><text:span text:style-name="T29"><text:tab/></text:span>The <text:span text:style-name="T40">resonance </text:span>alignment problem can be considered a way of finding the lowest energy state of <text:span text:style-name="T54">a Rez chain, and by extension, </text:span>a Clique.<text:span text:style-name="T40"> For Cliques the solution must be dynamic and non-linear, given the possibility of modifying a Clique by the addition of a single resonating word to the discourse, </text:span><text:soft-page-break/><text:span text:style-name="T40">and the mutual influence of Rez chains within the Clique. Because of how Rez chains are intertwined, the solution for the configuration of some </text:span>Clique<text:span text:style-name="T41">s</text:span> <text:span text:style-name="T40">may be far from obvious. <text:tab/></text:span></text:p>
      <text:p text:style-name="P27"><text:span text:style-name="T39"><text:tab/>It is of considerable theoretical interest that </text:span>in naturally occurring discourse<text:span text:style-name="T30">, m</text:span>any Cliques <text:span text:style-name="T30">can </text:span>be <text:span text:style-name="T54">efficiently </text:span>aligned <text:span text:style-name="T19">without the need for any ad hoc adjustments to the straight-line verticality of their multiple parallel Rez chains</text:span>. <text:span text:style-name="T32">Nevertheless, some Cliques are not so simple in their structure. They present one or more challenges to solving the alignment equation. In practical terms, this becomes a problem for representing and visualizing the configuration of resonance. </text:span></text:p>
      <text:p text:style-name="P26"><text:span text:style-name="T31"><text:tab/>Practically speaking, to gain perspective it is best to begin with a simple (even simplistic) measurement of the superficial features of the Clique. We postpone the more challenging calculation of Clique entropy, structural tensions, and so on, until the configurational structures themselves are better understood. </text:span></text:p>
      <text:h text:style-name="Heading_20_1" text:outline-level="1">Quantifying <text:span text:style-name="T28">the </text:span>Clique</text:h>
      <text:p text:style-name="P12">A Clique can be quantified in terms of its measurable properties, which can be approached from a theoretical perspective<text:span text:style-name="T42">, as is hinted at above,</text:span> or <text:span text:style-name="T42">from a </text:span>superficial perspective. <text:span text:style-name="T31">Superficially, the </text:span>measurable properties of a Clique include its height, width, <text:span text:style-name="T42">range, </text:span>density, purity<text:span text:style-name="T3">, gaps, flaws, intensity, and so on</text:span>. </text:p>
      <text:p text:style-name="P25"><text:span text:style-name="T31"><text:tab/>An important point is that the measurement of a Clique's dimensions and energy depends critically on its alignment. Changing the alignment changes the dimensions, reflecting a change in the (presumed) energy or entropy of the structure.</text:span></text:p>
      <text:p text:style-name="P11"><text:span text:style-name="T31"><text:tab/>To understand what to measure, and how to do it, some definitions are in order, beginning with the Clique concept itself.</text:span></text:p>
      <text:p text:style-name="P16"><text:tab/><text:span text:style-name="T4">Clique. </text:span>A <text:span text:style-name="T16">C</text:span>lique is a set of resonance chains (Rez chains) <text:span text:style-name="T3">which overlap in the stream of discourse. The overlap that defines a Clique occurs whenever a line from one Rez chain is also line in another Rez chain. Overlap between Rez chains in a </text:span>Clique is transitive<text:span text:style-name="T24">, so Cliques can expand by incorporating a succession of overlapping Rez chains in a discourse. The Clique is a chain of chains; in turn, each of its component Rez chains is a chain of words. The Clique Set (the set of lines in a Clique) can be built by summing the lines from the component Rez chains, while ignoring duplicates. </text:span></text:p>
      <text:p text:style-name="P32"><text:tab/><text:span text:style-name="T42">How a </text:span>Clique<text:span text:style-name="T42"> should be represented follows largely from its structure. Following Rezonator conventions, the representation of a Clique begins with a set of lines or units, known as the Clique Stack (or simply as the Clique, for short):</text:span></text:p>
      <text:p text:style-name="P18"><text:tab/><text:span text:style-name="T4">Clique</text:span><text:span text:style-name="T5"> </text:span><text:span text:style-name="T11">Stack</text:span><text:span text:style-name="T4">. </text:span>A <text:span text:style-name="T16">C</text:span>lique <text:span text:style-name="T38">Stack </text:span>is <text:span text:style-name="T18">the set of lines in a Clique. </text:span></text:p>
      <text:p text:style-name="P20"><text:tab/><text:span text:style-name="T4">Clique</text:span><text:span text:style-name="T5"> Zone</text:span><text:span text:style-name="T4">. </text:span>A <text:span text:style-name="T16">C</text:span>lique <text:span text:style-name="T16">Zone </text:span>is <text:span text:style-name="T18">the stretch of discourse enclosed between the first and last lines of a Clique. The C</text:span>lique <text:span text:style-name="T16">Zone may be further delimited by including only the columns that appear between the first (leftmost) column and last (rightmost) column containing resonating elements in the Clique.</text:span></text:p>
      <text:p text:style-name="P31"><text:tab/>Having defined the <text:span text:style-name="T43">nature and scope of the </text:span>Clique, we can now take its basic measurements:</text:p>
      <text:p text:style-name="P19"><text:tab/><text:span text:style-name="T4">Range. </text:span>The Range <text:span text:style-name="T25">of a </text:span>Clique<text:span text:style-name="T25"> extends from the </text:span>first line of any Rez chain to the last line of any Rez chain <text:span text:style-name="T25">in the Clique, including all the lines in between</text:span>.<text:span text:style-name="T20"> </text:span></text:p>
      <text:p text:style-name="P19"><text:tab/><text:span text:style-name="T7">Length</text:span><text:span text:style-name="T4">.</text:span><text:span text:style-name="T19"> The length of a Clique is the number of rows in the Clique proper (i.e. in the Clique Stack; the Length is less than or equal to the Range).</text:span></text:p>
      <text:p text:style-name="P17"><text:tab/><text:span text:style-name="T4">Width.</text:span><text:span text:style-name="T3"> The Width of a Clique is the number of columns in the Clique proper (i.e. excluding its Flanks see below).</text:span></text:p>
      <text:p text:style-name="P29"><text:tab/><text:span text:style-name="T12">Area</text:span><text:span text:style-name="T8">.</text:span><text:span text:style-name="T3"> The area of a </text:span>Clique<text:span text:style-name="T43"> is the number of </text:span>cell<text:span text:style-name="T43">s</text:span> <text:span text:style-name="T43">with</text:span>in <text:span text:style-name="T43">its scope: the product of length times width.</text:span></text:p>
      <text:p text:style-name="P29"><text:tab/><text:span text:style-name="T4">De</text:span><text:span text:style-name="T10">nsity</text:span><text:span text:style-name="T8">.</text:span><text:span text:style-name="T3"> </text:span>De<text:span text:style-name="T33">nsity </text:span>is a <text:span text:style-name="T33">the proportion of cells in the area of the Clique Zone that contain resonating words. </text:span></text:p>
      <text:p text:style-name="P30"><text:soft-page-break/><text:tab/><text:span text:style-name="T4">Dep</text:span><text:span text:style-name="T8">th.</text:span><text:span text:style-name="T3"> </text:span>Depth is a function of the surprisal<text:span text:style-name="T33"> or </text:span>entropy of each cell in the Clique<text:span text:style-name="T46">; it may be summarized at the level of the Clique as a whole</text:span>. This calls for a more complex algorithm (to be developed in due course)<text:span text:style-name="T3">.</text:span></text:p>
      <text:p text:style-name="P30"/>
      <text:p text:style-name="P33"><text:tab/>The above factors <text:span text:style-name="T46">define the broad outlines of the Clique. The following factors concern various modifications and limitations of the Clique, reflecting factors that may reduce its effective scope and influence.</text:span></text:p>
      <text:p text:style-name="P33"><text:tab/><text:span text:style-name="T4">Gaps. </text:span><text:span text:style-name="T46">The G</text:span>aps <text:span text:style-name="T46">value </text:span>represent<text:span text:style-name="T46">s</text:span> the number of lines<text:span text:style-name="T46">/units completely </text:span>omitted from a Clique, <text:span text:style-name="T46">because they </text:span>contain <text:span text:style-name="T46">minimal or no </text:span>resona<text:span text:style-name="T46">nce</text:span>.</text:p>
      <text:p text:style-name="P19"><text:tab/><text:span text:style-name="T4">Flank.</text:span><text:span text:style-name="T19"> The Flanks are columns which are excluded from the Clique, appearing to the left of the leftmost column in a Clique (Left Flank), or to the right of the rightmost column in a Clique (Right Flank).</text:span></text:p>
      <text:p text:style-name="P23"><text:tab/><text:span text:style-name="T6">Flaw</text:span><text:span text:style-name="T4">. </text:span>A<text:span text:style-name="T21"> flaw is a</text:span> column within the Clique <text:span text:style-name="T33">Zone </text:span>that contains no resonating<text:span text:style-name="T25"> </text:span>words<text:span text:style-name="T25">; that is, no portion of any Rez chain.</text:span></text:p>
      <text:p text:style-name="P22"><text:span text:style-name="T6"><text:tab/>Break</text:span><text:span text:style-name="T4">. </text:span>A<text:span text:style-name="T24"> Break is an anomaly: a </text:span>column within the Clique <text:span text:style-name="T33">Zone </text:span>that contains no words <text:span text:style-name="T47">at all </text:span>(<text:span text:style-name="T33">that is, </text:span>an empty column). <text:span text:style-name="T24">Break columns </text:span>of this kind are <text:span text:style-name="T47">generated by a problematic alignment algorithm (for example, the so-called "</text:span>Race to Infinity<text:span text:style-name="T47">"</text:span>)<text:span text:style-name="T47">.</text:span> <text:span text:style-name="T24">Break </text:span>columns should be marked in red<text:span text:style-name="T24">, or simply eliminated by improving the algorithm</text:span>.</text:p>
      <text:p text:style-name="P34"><text:tab/>The existence of flaws and breaks within the Clique may trigger a process of repairing or fixing the Clique. Specifically, <text:span text:style-name="T21">Zig-Zag is a strategy for repairing or avoiding a Break in a Clique. </text:span></text:p>
      <text:p text:style-name="P21"><text:tab/><text:span text:style-name="T9">Zig</text:span><text:span text:style-name="T4">. </text:span><text:span text:style-name="T21">A Zig is a deflection of the alignment of a Rez link away from the standard vertical alignment. Each link in a Rez chain has a value for Zig (default = 0 meaning no deflection; Zig right = ;, Zig left = -1). </text:span></text:p>
      <text:p text:style-name="P24"><text:tab/><text:span text:style-name="T9">Zag</text:span><text:span text:style-name="T4">. </text:span>A<text:span text:style-name="T21"> Zag is when a Rez link returns to the standard vertical alignment of a Rez chain from a previous Zig (deflection). Each link in a Rez chain has a value for Zag (default = 0; Zag right = 1; Zag left = -1). (In some cases, such as question words equivalent to "who", "what" etc., the Zig and Zag values can be greater than 1, e.g. +5 and -5.)</text:span></text:p>
      <text:h text:style-name="P38" text:outline-level="1">Monitor<text:span text:style-name="T35"> and fix</text:span></text:h>
      <text:p text:style-name="P3">To monitor Cliques, maintain a list of them in a Clique grid. Each row <text:span text:style-name="T34">of the Clique grid </text:span>represents one Clique,<text:span text:style-name="T47"> </text:span>with its own unique CliqueID. <text:span text:style-name="T47">The </text:span>Clique <text:span text:style-name="T47">grid has a RezChains column which </text:span>contain<text:span text:style-name="T47">s</text:span> a list of Rez chains. <text:span text:style-name="T48">In this respect, the Clique grid is similar to the Stack grid. Updating of the Clique grid should be handled in ways similar to updating of the Stack grid.</text:span></text:p>
      <text:p text:style-name="P3"><text:span text:style-name="T48"><text:tab/></text:span>In addition, the Clique grid contains several columns representing measurements<text:span text:style-name="T49"> of various properties of the Clique</text:span> (<text:span text:style-name="T38">range, length</text:span>, width, <text:span text:style-name="T34">area, </text:span>density, purity, <text:span text:style-name="T34">flaw, break, zig, energy...</text:span>)</text:p>
      <text:p text:style-name="P4"><text:tab/><text:span text:style-name="T48">As noted above, problems can arise in creating an efficient representation of resonance relations, triggered by feedback loops within the Clique that lead to a dynamic process such as the "Race to Infinity". In broad outline, the strategy for dealing with the "Race to Infinity" is as follows. </text:span></text:p>
      <text:p text:style-name="P3"><text:span text:style-name="T48"><text:tab/>First, </text:span>Clique<text:span text:style-name="T48">s</text:span> should be <text:span text:style-name="T48">closely </text:span>monitored<text:span text:style-name="T48">, </text:span>and <text:span text:style-name="T48">the </text:span>Clique grid <text:span text:style-name="T48">should be </text:span>updated whenever a user modifies any Rez chain (by adding or <text:span text:style-name="T48">removing </text:span>a <text:span text:style-name="T48">resonating element</text:span>, etc.). </text:p>
      <text:p text:style-name="P3"><text:span text:style-name="T48"><text:tab/>Second, t</text:span>o identify a potential Race to Infinity, <text:span text:style-name="T35">test </text:span>for <text:span text:style-name="T35">Breaks within the </text:span>Cliques. </text:p>
      <text:p text:style-name="P3"><text:span text:style-name="T48"><text:tab/>Third, if a Break is identified, </text:span>stop pushing the <text:span text:style-name="T48">relevant </text:span>words <text:span text:style-name="T48">(words to the right of the Break).</text:span></text:p>
      <text:p text:style-name="P3"><text:soft-page-break/><text:span text:style-name="T48"><text:tab/>Fourth, institute a repair strategy (e.g. the "ZigZag" strategy) to eliminate the alignment pressures that triggered the Break in the first place.</text:span> </text:p>
      <text:p text:style-name="P9"><text:tab/>Details follow.</text:p>
      <text:h text:style-name="Heading_20_2" text:outline-level="2"><text:span text:style-name="T34">Clique test </text:span></text:h>
      <text:p text:style-name="P6">Whenever a user modifies a Rez chain (adds or deletes a link), <text:span text:style-name="T37">test to see if the change modifies </text:span>the <text:span text:style-name="T37">Clique membership, and </text:span>update <text:span text:style-name="T37">the </text:span>Clique grid. </text:p>
      <text:p text:style-name="P5">For each <text:span text:style-name="T38">affected </text:span>Rez chain, test whether it is part of a Clique<text:span text:style-name="T36">.</text:span></text:p>
      <text:p text:style-name="P5"><text:span text:style-name="T36">If a </text:span>Rez chain is part of a Clique, decide which Clique it belongs to. </text:p>
      <text:h text:style-name="P55" text:outline-level="2">Break test</text:h>
      <text:p text:style-name="P5">Whenever a user modifies a Rez chain (adds or deletes a link), <text:span text:style-name="T35">test the </text:span>Clique<text:span text:style-name="T35">s or </text:span>Clique<text:span text:style-name="T35">s that are modified</text:span> <text:span text:style-name="T36">by this change. </text:span></text:p>
      <text:p text:style-name="P5"><text:span text:style-name="T36">Test for the presence of a Break (empty column in the Clique Zone)</text:span>. </text:p>
      <text:p text:style-name="P5"><text:span text:style-name="T35">If a Break is found:</text:span></text:p>
      <text:p text:style-name="P5"><text:span text:style-name="T36"><text:tab/>update the entry in the </text:span>Clique <text:span text:style-name="T35">grid to show the presence (and location?) of the Break</text:span> </text:p>
      <text:p text:style-name="P7"><text:tab/>display the Break in red (<text:span text:style-name="T49">i.e.g mark </text:span>the relevant cells within the Clique Zone that fall in the Break column)</text:p>
      <text:p text:style-name="P5"><text:span text:style-name="T36"><text:tab/>stop pushing any words to the right of the Break</text:span></text:p>
      <text:p text:style-name="P5"><text:span text:style-name="T36"><text:tab/>institute a repair strategy (ZigZag)</text:span></text:p>
      <text:h text:style-name="Heading_20_2" text:outline-level="2">Zig test</text:h>
      <text:p text:style-name="P10">Step through each link in the affected Rez chains of the affected ("Broken") clique.</text:p>
      <text:p text:style-name="P10">Remove the link from the Rez chain (temporarily)</text:p>
      <text:p text:style-name="P10">Test if that removes the pressure to create a Break</text:p>
      <text:p text:style-name="P10"><text:tab/>If the Break remains (Break = TRUE), make no change in the link (i.e. keep the default of Zig = 0, Zag = 0)</text:p>
      <text:p text:style-name="P10"><text:tab/>If the Break disappears (Break = FALSE), assume that this link is the source of the problem; change the Zig value for the link (i.e. Zig = 1, Zag = 0; that is, Zig to the right by one column; don't Zag).</text:p>
      <text:p text:style-name="P10"><text:tab/>For the next link, Zag back to return to the standard vertical alignment (i.0e. Zig = , Zag = -1; that is, Zag to left by one column; don't Zig. </text:p>
      <text:p text:style-name="P37">When drawing and pushing words, and assigning them to display columns (in the WordShow grid, a.k.a. DynamicWord grid), look up their Zig and Zag values, and adjust their position accordingly.</text:p>
      <text:p text:style-name="P37"/>
      <text:p text:style-name="P36"><text:soft-page-break/></text:p>
      <text:p text:style-name="P10">For example: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1"/>
            </table:table-cell>
            <table:table-cell table:style-name="Table1.A1" office:value-type="string">
              <text:p text:style-name="P52">Rez Chain 1</text:p>
            </table:table-cell>
            <table:table-cell table:style-name="Table1.C1" office:value-type="string">
              <text:p text:style-name="P52">Rez Chain 2</text:p>
            </table:table-cell>
          </table:table-row>
        </table:table-header-rows>
        <table:table-row>
          <table:table-cell table:style-name="Table1.A2" office:value-type="string">
            <text:p text:style-name="P42">Word:</text:p>
          </table:table-cell>
          <table:table-cell table:style-name="Table1.A2" office:value-type="string">
            <text:p text:style-name="P45">I </text:p>
          </table:table-cell>
          <table:table-cell table:style-name="Table1.C2" office:value-type="string">
            <text:p text:style-name="P45">did</text:p>
          </table:table-cell>
        </table:table-row>
        <table:table-row>
          <table:table-cell table:style-name="Table1.A2" office:value-type="string">
            <text:p text:style-name="P43">Link: <text:span text:style-name="T26">No Zig</text:span></text:p>
          </table:table-cell>
          <table:table-cell table:style-name="Table1.A2" office:value-type="string">
            <text:p text:style-name="P40">0</text:p>
          </table:table-cell>
          <table:table-cell table:style-name="Table1.C2" office:value-type="string">
            <text:p text:style-name="P40">0</text:p>
          </table:table-cell>
        </table:table-row>
        <table:table-row>
          <table:table-cell table:style-name="Table1.A2" office:value-type="string">
            <text:p text:style-name="P42">Word:</text:p>
          </table:table-cell>
          <table:table-cell table:style-name="Table1.A2" office:value-type="string">
            <text:p text:style-name="P45">You</text:p>
          </table:table-cell>
          <table:table-cell table:style-name="Table1.C2" office:value-type="string">
            <text:p text:style-name="P45">didn't</text:p>
          </table:table-cell>
        </table:table-row>
        <table:table-row>
          <table:table-cell table:style-name="Table1.A2" office:value-type="string">
            <text:p text:style-name="P43">Link: <text:span text:style-name="T26">Zig</text:span></text:p>
          </table:table-cell>
          <table:table-cell table:style-name="Table1.A2" office:value-type="string">
            <text:p text:style-name="P40">1</text:p>
          </table:table-cell>
          <table:table-cell table:style-name="Table1.C2" office:value-type="string">
            <text:p text:style-name="P40">-1</text:p>
          </table:table-cell>
        </table:table-row>
        <table:table-row>
          <table:table-cell table:style-name="Table1.A2" office:value-type="string">
            <text:p text:style-name="P42">Word:</text:p>
          </table:table-cell>
          <table:table-cell table:style-name="Table1.A2" office:value-type="string">
            <text:p text:style-name="P45">Did </text:p>
          </table:table-cell>
          <table:table-cell table:style-name="Table1.C2" office:value-type="string">
            <text:p text:style-name="P45">you</text:p>
          </table:table-cell>
        </table:table-row>
        <table:table-row>
          <table:table-cell table:style-name="Table1.A2" office:value-type="string">
            <text:p text:style-name="P43">Link: <text:span text:style-name="T26">Zag</text:span></text:p>
          </table:table-cell>
          <table:table-cell table:style-name="Table1.A2" office:value-type="string">
            <text:p text:style-name="P40">1</text:p>
          </table:table-cell>
          <table:table-cell table:style-name="Table1.C2" office:value-type="string">
            <text:p text:style-name="P40">-1</text:p>
          </table:table-cell>
        </table:table-row>
        <table:table-row>
          <table:table-cell table:style-name="Table1.A2" office:value-type="string">
            <text:p text:style-name="P42">Word:</text:p>
          </table:table-cell>
          <table:table-cell table:style-name="Table1.A2" office:value-type="string">
            <text:p text:style-name="P45">I </text:p>
          </table:table-cell>
          <table:table-cell table:style-name="Table1.C2" office:value-type="string">
            <text:p text:style-name="P45">did</text:p>
          </table:table-cell>
        </table:table-row>
        <table:table-row>
          <table:table-cell table:style-name="Table1.A2" office:value-type="string">
            <text:p text:style-name="P43">Link: <text:span text:style-name="T26">No Zig</text:span></text:p>
          </table:table-cell>
          <table:table-cell table:style-name="Table1.A2" office:value-type="string">
            <text:p text:style-name="P40">0</text:p>
          </table:table-cell>
          <table:table-cell table:style-name="Table1.C2" office:value-type="string">
            <text:p text:style-name="P40">0</text:p>
          </table:table-cell>
        </table:table-row>
        <table:table-row>
          <table:table-cell table:style-name="Table1.A2" office:value-type="string">
            <text:p text:style-name="P42">Word:</text:p>
          </table:table-cell>
          <table:table-cell table:style-name="Table1.A2" office:value-type="string">
            <text:p text:style-name="P45">You</text:p>
          </table:table-cell>
          <table:table-cell table:style-name="Table1.C2" office:value-type="string">
            <text:p text:style-name="P45">do</text:p>
          </table:table-cell>
        </table:table-row>
      </table:table>
      <text:p text:style-name="P8"/>
      <text:p text:style-name="P35"><text:span text:style-name="T50">A more complex </text:span>example<text:span text:style-name="T50">, with Question words (for later development)</text:span>: </text:p>
      <text:p text:style-name="P35"/>
      <table:table table:name="Table3" table:style-name="Table3">
        <table:table-column table:style-name="Table3.A" table:number-columns-repeated="7"/>
        <table:table-header-rows>
          <table:table-row>
            <table:table-cell table:style-name="Table3.A1" office:value-type="string">
              <text:p text:style-name="P54"/>
            </table:table-cell>
            <table:table-cell table:style-name="Table3.A1" office:value-type="string">
              <text:p text:style-name="P53"/>
            </table:table-cell>
            <table:table-cell table:style-name="Table3.A1" office:value-type="string">
              <text:p text:style-name="P53"/>
            </table:table-cell>
            <table:table-cell table:style-name="Table3.A1" office:value-type="string">
              <text:p text:style-name="P53">Rez Chain 1</text:p>
            </table:table-cell>
            <table:table-cell table:style-name="Table3.A1" office:value-type="string">
              <text:p text:style-name="P53">Rez Chain 2</text:p>
            </table:table-cell>
            <table:table-cell table:style-name="Table3.A1" office:value-type="string">
              <text:p text:style-name="P53">Rez Chain <text:span text:style-name="T51">3</text:span></text:p>
            </table:table-cell>
            <table:table-cell table:style-name="Table3.G1" office:value-type="string">
              <text:p text:style-name="P53">Rez Chain <text:span text:style-name="T51">4</text:span></text:p>
            </table:table-cell>
          </table:table-row>
        </table:table-header-rows>
        <table:table-row>
          <table:table-cell table:style-name="Table3.A2" office:value-type="string">
            <text:p text:style-name="P42">Word:</text:p>
          </table:table-cell>
          <table:table-cell table:style-name="Table3.A2" office:value-type="string">
            <text:p text:style-name="P46"/>
          </table:table-cell>
          <table:table-cell table:style-name="Table3.A2" office:value-type="string">
            <text:p text:style-name="P46"/>
          </table:table-cell>
          <table:table-cell table:style-name="Table3.A2" office:value-type="string">
            <text:p text:style-name="P46">I </text:p>
          </table:table-cell>
          <table:table-cell table:style-name="Table3.A2" office:value-type="string">
            <text:p text:style-name="P47">lost</text:p>
          </table:table-cell>
          <table:table-cell table:style-name="Table3.A2" office:value-type="string">
            <text:p text:style-name="P47">it</text:p>
          </table:table-cell>
          <table:table-cell table:style-name="Table3.G2" office:value-type="string">
            <text:p text:style-name="P48">somewhere</text:p>
          </table:table-cell>
        </table:table-row>
        <table:table-row>
          <table:table-cell table:style-name="Table3.A2" office:value-type="string">
            <text:p text:style-name="P43">Link: <text:span text:style-name="T26">Zig</text:span></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0</text:p>
          </table:table-cell>
          <table:table-cell table:style-name="Table3.A2" office:value-type="string">
            <text:p text:style-name="P41">0</text:p>
          </table:table-cell>
          <table:table-cell table:style-name="Table3.A2" office:value-type="string">
            <text:p text:style-name="P41">0</text:p>
          </table:table-cell>
          <table:table-cell table:style-name="Table3.G2" office:value-type="string">
            <text:p text:style-name="P49">-5</text:p>
          </table:table-cell>
        </table:table-row>
        <table:table-row>
          <table:table-cell table:style-name="Table3.A2" office:value-type="string">
            <text:p text:style-name="P42">Word:</text:p>
          </table:table-cell>
          <table:table-cell table:style-name="Table3.A2" office:value-type="string">
            <text:p text:style-name="P48">Where</text:p>
          </table:table-cell>
          <table:table-cell table:style-name="Table3.A2" office:value-type="string">
            <text:p text:style-name="P46">did</text:p>
          </table:table-cell>
          <table:table-cell table:style-name="Table3.A2" office:value-type="string">
            <text:p text:style-name="P49">you </text:p>
          </table:table-cell>
          <table:table-cell table:style-name="Table3.A2" office:value-type="string">
            <text:p text:style-name="P49">find</text:p>
          </table:table-cell>
          <table:table-cell table:style-name="Table3.A2" office:value-type="string">
            <text:p text:style-name="P47">it</text:p>
          </table:table-cell>
          <table:table-cell table:style-name="Table3.G2" office:value-type="string">
            <text:p text:style-name="P44"/>
          </table:table-cell>
        </table:table-row>
        <table:table-row>
          <table:table-cell table:style-name="Table3.A2" office:value-type="string">
            <text:p text:style-name="P43">Link: <text:span text:style-name="T26">Z</text:span><text:span text:style-name="T27">a</text:span><text:span text:style-name="T26">g</text:span></text:p>
          </table:table-cell>
          <table:table-cell table:style-name="Table3.A2" office:value-type="string">
            <text:p text:style-name="P50">5</text:p>
          </table:table-cell>
          <table:table-cell table:style-name="Table3.A2" office:value-type="string">
            <text:p text:style-name="P41"/>
          </table:table-cell>
          <table:table-cell table:style-name="Table3.A2" office:value-type="string">
            <text:p text:style-name="P41">0</text:p>
          </table:table-cell>
          <table:table-cell table:style-name="Table3.A2" office:value-type="string">
            <text:p text:style-name="P41">0</text:p>
          </table:table-cell>
          <table:table-cell table:style-name="Table3.A2" office:value-type="string">
            <text:p text:style-name="P41">0</text:p>
          </table:table-cell>
          <table:table-cell table:style-name="Table3.G2" office:value-type="string">
            <text:p text:style-name="P49"/>
          </table:table-cell>
        </table:table-row>
        <table:table-row>
          <table:table-cell table:style-name="Table3.A2" office:value-type="string">
            <text:p text:style-name="P42">Word:</text:p>
          </table:table-cell>
          <table:table-cell table:style-name="Table3.A2" office:value-type="string">
            <text:p text:style-name="P46"/>
          </table:table-cell>
          <table:table-cell table:style-name="Table3.A2" office:value-type="string">
            <text:p text:style-name="P46"/>
          </table:table-cell>
          <table:table-cell table:style-name="Table3.A2" office:value-type="string">
            <text:p text:style-name="P46">I </text:p>
          </table:table-cell>
          <table:table-cell table:style-name="Table3.A2" office:value-type="string">
            <text:p text:style-name="P47">found</text:p>
          </table:table-cell>
          <table:table-cell table:style-name="Table3.A2" office:value-type="string">
            <text:p text:style-name="P47">it</text:p>
          </table:table-cell>
          <table:table-cell table:style-name="Table3.G2" office:value-type="string">
            <text:p text:style-name="P48">here</text:p>
          </table:table-cell>
        </table:table-row>
      </table:table>
      <text:p text:style-name="P35"/>
      <text:h text:style-name="Heading_20_2" text:outline-level="2">Display</text:h>
      <text:p text:style-name="P37">Whenever a user clicks on a word in a Rez chain, use the space next to the Nav window<text:span text:style-name="T52"> (where the large Search icon currently is)</text:span> to display whether it is in a Clique or not. </text:p>
      <text:p text:style-name="P37">If it is, display the main properties of the Clique: Range, Length, Width, Gaps, Area, Density, Break, ZigZag. etc.</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style="italic" fo:font-weight="normal"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19:14:59.651000000</meta:creation-date>
    <dc:date>2018-09-17T23:41:22.110000000</dc:date>
    <meta:editing-duration>PT3H20M22S</meta:editing-duration>
    <meta:editing-cycles>32</meta:editing-cycles>
    <meta:generator>LibreOffice/6.0.5.2$Windows_X86_64 LibreOffice_project/54c8cbb85f300ac59db32fe8a675ff7683cd5a16</meta:generator>
    <meta:document-statistic meta:table-count="2" meta:image-count="0" meta:object-count="0" meta:page-count="5" meta:paragraph-count="127" meta:word-count="2325" meta:character-count="13408" meta:non-whitespace-character-count="11133"/>
  </office:meta>
</office:document-meta>
</file>